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 que é possível fazer com PHP</text:h>
      <text:p text:style-name="Text_20_body">Com o PHP você consegue desenvolver diversos tipos de aplicações.</text:p>
      <text:list xml:id="list3554393236" text:style-name="L1">
        <text:list-item>
          <text:p text:style-name="P2">Formulários: de contato, cadastro, e-mail e etc.; </text:p>
        </text:list-item>
        <text:list-item>
          <text:p text:style-name="P2">E-commerce: lojas virtuais; </text:p>
        </text:list-item>
        <text:list-item>
          <text:p text:style-name="P2">Sites dinâmicos: páginas com alimentação de dados via Banco de Dados; </text:p>
        </text:list-item>
        <text:list-item>
          <text:p text:style-name="P2">Sistemas complexos: Administração de conteúdo, gerenciamento de servidores, usuários e etc.; </text:p>
        </text:list-item>
        <text:list-item>
          <text:p text:style-name="P1">Protocolos: PHP tem suporte a outros serviços através de protocolos como IMAP, SNMP, NNTP, POP3 e, logicamente, HTTP. Ainda é possível abrir sockets e interagir com outros protocolos. Suporte ao padrão XML (SAX, DOM, XSLT). </text:p>
        </text:list-item>
      </text:list>
      <text:h text:style-name="Heading_20_3" text:outline-level="3">Vantagens de se trabalhar com PHP</text:h>
      <text:p text:style-name="Text_20_body">O PHP é Multiplataforma. Aceita vários sistemas operacionais como:</text:p>
      <text:list xml:id="list2938344965" text:style-name="L2">
        <text:list-item>
          <text:p text:style-name="P4">Linux; </text:p>
        </text:list-item>
        <text:list-item>
          <text:p text:style-name="P4">Mac OS; </text:p>
        </text:list-item>
        <text:list-item>
          <text:p text:style-name="P3">Windows. </text:p>
        </text:list-item>
      </text:list>
      <text:p text:style-name="Text_20_body">Permite a conexão direta com grande quantidade de Banco de Dados (relacionais e não-relacionais) como:</text:p>
      <text:list xml:id="list3571661394" text:style-name="L3">
        <text:list-item>
          <text:p text:style-name="P6">MySQL; </text:p>
        </text:list-item>
        <text:list-item>
          <text:p text:style-name="P6">PostgreSQL; </text:p>
        </text:list-item>
        <text:list-item>
          <text:p text:style-name="P6">MS SQL Server; </text:p>
        </text:list-item>
        <text:list-item>
          <text:p text:style-name="P6">Oracle; </text:p>
        </text:list-item>
        <text:list-item>
          <text:p text:style-name="P6">MongoDB; </text:p>
        </text:list-item>
        <text:list-item>
          <text:p text:style-name="P5">Etc. </text:p>
        </text:list-item>
      </text:list>
      <text:p text:style-name="Text_20_body">É suportado pela maioria dos servidores Web que existem no mercado:</text:p>
      <text:list xml:id="list2967465677" text:style-name="L4">
        <text:list-item>
          <text:p text:style-name="P8">NGINX; </text:p>
        </text:list-item>
        <text:list-item>
          <text:p text:style-name="P8">APACHE; </text:p>
        </text:list-item>
        <text:list-item>
          <text:p text:style-name="P8">IIS; </text:p>
        </text:list-item>
        <text:list-item>
          <text:p text:style-name="P7">PWS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1:22:36.374427103</meta:creation-date>
    <dc:date>2023-08-14T11:23:17.865064594</dc:date>
    <meta:editing-duration>PT41S</meta:editing-duration>
    <meta:editing-cycles>1</meta:editing-cycles>
    <meta:document-statistic meta:table-count="0" meta:image-count="0" meta:object-count="0" meta:page-count="1" meta:paragraph-count="24" meta:word-count="159" meta:character-count="951" meta:non-whitespace-character-count="816"/>
    <meta:generator>LibreOffice/7.3.7.2$Linux_X86_64 LibreOffice_project/30$Build-2</meta:generator>
  </office:meta>
</office:document-meta>
</file>